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Heading_20_4">
      <style:text-properties fo:font-weight="bold" officeooo:paragraph-rsid="001d767a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officeooo:paragraph-rsid="001d767a"/>
    </style:style>
    <style:style style:name="P5" style:family="paragraph" style:parent-style-name="Text_20_body" style:list-style-name="L2">
      <style:text-properties fo:font-weight="bold" officeooo:paragraph-rsid="001d767a"/>
    </style:style>
    <style:style style:name="P6" style:family="paragraph" style:parent-style-name="Text_20_body" style:list-style-name="L2">
      <style:text-properties fo:font-weight="bold" officeooo:paragraph-rsid="001d767a" style:font-weight-asian="bold" style:font-weight-complex="bold"/>
    </style:style>
    <style:style style:name="P7" style:family="paragraph" style:parent-style-name="Text_20_body">
      <style:text-properties officeooo:paragraph-rsid="001d767a"/>
    </style:style>
    <style:style style:name="P8" style:family="paragraph" style:parent-style-name="Text_20_body" style:list-style-name="L6"/>
    <style:style style:name="P9" style:family="paragraph" style:parent-style-name="Text_20_body" style:list-style-name="L8"/>
    <style:style style:name="P10" style:family="paragraph" style:parent-style-name="Text_20_body" style:list-style-name="L8">
      <style:text-properties officeooo:paragraph-rsid="001d767a"/>
    </style:style>
    <style:style style:name="P11" style:family="paragraph" style:parent-style-name="Text_20_body" style:list-style-name="L9"/>
    <style:style style:name="T1" style:family="text">
      <style:text-properties fo:font-weight="bold"/>
    </style:style>
    <style:style style:name="T2" style:family="text">
      <style:text-properties fo:font-weight="bold" officeooo:rsid="001d767a"/>
    </style:style>
    <style:style style:name="T3" style:family="text">
      <style:text-properties officeooo:rsid="001d76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ste documento proporciona una guía rápida y concisa para la configuración del proyecto.</text:p>
      <text:h text:style-name="P1" text:outline-level="4">Biblioteca Comunitaria "Lectores.uy"</text:h>
      <text:p text:style-name="Text_20_body">Este es el repositorio del sistema de gestión de préstamos de la Biblioteca Comunitaria "Lectores.uy", desarrollado en Java con Maven. El proyecto utiliza Docker para la base de datos PostgreSQL y Swing para la interfaz gráfica.</text:p>
      <text:h text:style-name="P1" text:outline-level="4">Requisitos previos</text:h>
      <text:p text:style-name="Text_20_body">Antes de comenzar, asegúrate de tener instalados los siguientes componentes:</text:p>
      <text:list xml:id="list3077158008" text:style-name="L1">
        <text:list-item>
          <text:p text:style-name="P3"><text:span text:style-name="T1">Java JDK 17</text:span> o superior.</text:p>
        </text:list-item>
        <text:list-item>
          <text:p text:style-name="P3"><text:span text:style-name="T1">Maven</text:span>.</text:p>
        </text:list-item>
        <text:list-item>
          <text:p text:style-name="P3"><text:span text:style-name="T1">Docker</text:span>.</text:p>
        </text:list-item>
      </text:list>
      <text:h text:style-name="P1" text:outline-level="4">Configuración del entorno</text:h>
      <text:p text:style-name="Text_20_body">Sigue estos pasos para configurar tu entorno de desarrollo.</text:p>
      <text:list xml:id="list639602328" text:style-name="L2">
        <text:list-item>
          <text:p text:style-name="P5">Clonar el repositorio</text:p>
          <text:p text:style-name="P4">git clone https:// </text:p>
        </text:list-item>
        <text:list-item>
          <text:p text:style-name="P4"><text:span text:style-name="T1">Configurar la base de datos con Docker</text:span> Abre una terminal en la raíz del proyecto y ejecuta el siguiente comando para levantar el contenedor de PostgreSQL: </text:p>
          <text:p text:style-name="P4">docker run --name pg_db -e POSTGRES_USER=lectoruy -e POSTGRES_PASSWORD=pap12345 -e POSTGRES_DB=pap-lectores -p 5432:5432 -d postgres</text:p>
          <text:p text:style-name="P4"><text:span text:style-name="T3">Una vez creado el contenedor basta con levantar docker y correr el servicio postgres.</text:span></text:p>
        </text:list-item>
        <text:list-item>
          <text:p text:style-name="P6">Importar el proyecto en Eclipse</text:p>
        </text:list-item>
      </text:list>
      <text:list xml:id="list639344814" text:style-name="L8">
        <text:list-item>
          <text:p text:style-name="P10">En Eclipse, ve a <text:span text:style-name="Source_20_Text">File</text:span> &gt; <text:span text:style-name="Source_20_Text">Import...</text:span>.</text:p>
        </text:list-item>
        <text:list-item>
          <text:p text:style-name="P9">Selecciona <text:span text:style-name="Source_20_Text">Maven</text:span> &gt; <text:span text:style-name="Source_20_Text">Existing Maven Projects</text:span>.</text:p>
        </text:list-item>
        <text:list-item>
          <text:p text:style-name="P10">Navega hasta el directorio del proyecto y haz clic en <text:span text:style-name="Source_20_Text">Finish</text:span>.</text:p>
        </text:list-item>
      </text:list>
      <text:h text:style-name="P2" text:outline-level="4">Ejecución y verificación</text:h>
      <text:p text:style-name="Text_20_body">Para verificar que la conexión a la base de datos funciona y que las tablas se generan correctamente, ejecuta la clase <text:span text:style-name="Source_20_Text">TestConexion.java</text:span> <text:span text:style-name="T3">o MainApp.java</text:span> en Eclipse.</text:p>
      <text:list xml:id="list3434096401" text:style-name="L9">
        <text:list-item>
          <text:p text:style-name="P11"><text:soft-page-break/>Haz clic derecho en <text:span text:style-name="Source_20_Text">src/main/java/lectoresuy/biblioteca/TestConexion.java</text:span>.</text:p>
        </text:list-item>
        <text:list-item>
          <text:p text:style-name="P11">Selecciona <text:span text:style-name="Source_20_Text">Run As</text:span> &gt; <text:span text:style-name="Source_20_Text">Java Application</text:span>.</text:p>
        </text:list-item>
        <text:list-item>
          <text:p text:style-name="P11">Revisa la consola de Eclipse para confirmar que no hay errores y que se imprimen las sentencias SQL. Puedes verificar la creación de tablas en tu cliente de base de datos (pgAdmin)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8T15:53:55.283000000</dc:date>
    <meta:editing-duration>PT6M1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4" meta:word-count="257" meta:character-count="1644" meta:non-whitespace-character-count="1422"/>
  </office:meta>
</office:document-meta>
</file>